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lan de mejora por fases</text:h>
      <text:h text:style-name="Heading_20_2" text:outline-level="2"><text:span text:style-name="Strong_20_Emphasis">Fase 1 – Base sólida (Datos y estructura)</text:span></text:h>
      <text:p text:style-name="Text_20_body">🎯 Objetivo: normalizar y preparar la base de datos para crecer.</text:p>
      <text:list text:style-name="L1">
        <text:list-item>
          <text:p text:style-name="P1">✅ <text:span text:style-name="Strong_20_Emphasis">Unificar entidades</text:span>: fusionar <text:span text:style-name="Source_20_Text">clientes</text:span>, <text:span text:style-name="Source_20_Text">usuarios</text:span>, <text:span text:style-name="Source_20_Text">proveedores</text:span> en una tabla central <text:span text:style-name="Source_20_Text">entidades</text:span> con campo <text:span text:style-name="Source_20_Text">tipo/rol</text:span>.</text:p>
        </text:list-item>
        <text:list-item>
          <text:p text:style-name="P1">✅ <text:span text:style-name="Strong_20_Emphasis">Auditoría básica</text:span>: añadir campos <text:span text:style-name="Source_20_Text">created_at</text:span>, <text:span text:style-name="Source_20_Text">updated_at</text:span>, <text:span text:style-name="Source_20_Text">created_by</text:span>, <text:span text:style-name="Source_20_Text">updated_by</text:span> en todas las tablas.</text:p>
        </text:list-item>
        <text:list-item>
          <text:p text:style-name="P1">✅ <text:span text:style-name="Strong_20_Emphasis">Facturación normalizada</text:span>: separar <text:span text:style-name="Source_20_Text">facturas</text:span> en <text:span text:style-name="Strong_20_Emphasis">cabecera</text:span> + <text:span text:style-name="Strong_20_Emphasis">líneas de factura</text:span> (<text:span text:style-name="Source_20_Text">factura_detalle</text:span>).</text:p>
        </text:list-item>
        <text:list-item>
          <text:p text:style-name="P1">✅ <text:span text:style-name="Strong_20_Emphasis">Inventario histórico</text:span>: crear <text:span text:style-name="Source_20_Text">movimientos_stock</text:span> para registrar entradas, salidas y ajustes.</text:p>
        </text:list-item>
      </text:list>
      <text:p text:style-name="Text_20_body">📌 <text:span text:style-name="Strong_20_Emphasis">Beneficio inmediato</text:span>: menos duplicación de datos, trazabilidad básica y estructura lista para crecer.</text:p>
      <text:p text:style-name="Horizontal_20_Line"/>
      <text:h text:style-name="Heading_20_2" text:outline-level="2"><text:span text:style-name="Strong_20_Emphasis">Fase 2 – Helpdesk mejorado</text:span></text:h>
      <text:p text:style-name="Text_20_body">🎯 Objetivo: transformar <text:span text:style-name="Source_20_Text">hojas_servicio</text:span> en un módulo de tickets/servicios más completo.</text:p>
      <text:list text:style-name="L2">
        <text:list-item>
          <text:p text:style-name="P2">✅ Añadir campos: <text:span text:style-name="Source_20_Text">prioridad</text:span>, <text:span text:style-name="Source_20_Text">impacto</text:span>, <text:span text:style-name="Source_20_Text">urgencia</text:span>, <text:span text:style-name="Source_20_Text">categoría</text:span>.</text:p>
        </text:list-item>
        <text:list-item>
          <text:p text:style-name="P2">✅ Separar <text:span text:style-name="Strong_20_Emphasis">tickets genéricos</text:span> y <text:span text:style-name="Strong_20_Emphasis">órdenes de trabajo</text:span> (<text:span text:style-name="Source_20_Text">tipo</text:span> en la tabla servicios).</text:p>
        </text:list-item>
        <text:list-item>
          <text:p text:style-name="P2">✅ Permitir <text:span text:style-name="Strong_20_Emphasis">comentarios/notas internas</text:span> y <text:span text:style-name="Strong_20_Emphasis">adjuntos</text:span> (fotos, documentos, firmas).</text:p>
        </text:list-item>
        <text:list-item>
          <text:p text:style-name="P2">✅ Asignación <text:span text:style-name="Strong_20_Emphasis">manual y automática</text:span> de técnicos (por zona o especialidad).</text:p>
        </text:list-item>
      </text:list>
      <text:p text:style-name="Text_20_body">📌 <text:span text:style-name="Strong_20_Emphasis">Beneficio inmediato</text:span>: pasas de “gestión básica de órdenes” a un <text:span text:style-name="Strong_20_Emphasis">Helpdesk real</text:span>.</text:p>
      <text:p text:style-name="Horizontal_20_Line"/>
      <text:h text:style-name="Heading_20_2" text:outline-level="2"><text:span text:style-name="Strong_20_Emphasis">Fase 3 – Automatización y SLA</text:span></text:h>
      <text:p text:style-name="Text_20_body">🎯 Objetivo: mejorar la eficiencia y tiempos de respuesta.</text:p>
      <text:list text:style-name="L3">
        <text:list-item>
          <text:p text:style-name="P3">✅ Configurar <text:span text:style-name="Strong_20_Emphasis">SLA (acuerdos de servicio)</text:span>: tiempo máximo de respuesta y resolución.</text:p>
        </text:list-item>
        <text:list-item>
          <text:p text:style-name="P3">✅ Implementar <text:span text:style-name="Strong_20_Emphasis">workflows automáticos</text:span>:</text:p>
          <text:list>
            <text:list-item>
              <text:p text:style-name="P3">reasignar tickets no atendidos en X horas,</text:p>
            </text:list-item>
            <text:list-item>
              <text:p text:style-name="P3">enviar alertas al cliente y supervisor,</text:p>
            </text:list-item>
            <text:list-item>
              <text:p text:style-name="P3">escalar según prioridad.</text:p>
            </text:list-item>
          </text:list>
        </text:list-item>
      </text:list>
      <text:p text:style-name="Text_20_body">📌 <text:span text:style-name="Strong_20_Emphasis">Beneficio inmediato</text:span>: mejor control de calidad de servicio y menos retrasos.</text:p>
      <text:p text:style-name="Horizontal_20_Line"><text:soft-page-break/></text:p>
      <text:h text:style-name="Heading_20_2" text:outline-level="2"><text:span text:style-name="Strong_20_Emphasis">Fase 4 – Reporting y KPIs</text:span></text:h>
      <text:p text:style-name="Text_20_body">🎯 Objetivo: convertir datos en decisiones.</text:p>
      <text:list text:style-name="L4">
        <text:list-item>
          <text:p text:style-name="P4">✅ Crear <text:span text:style-name="Strong_20_Emphasis">dashboard de métricas</text:span>:</text:p>
          <text:list>
            <text:list-item>
              <text:p text:style-name="P4">número de tickets abiertos/cerrados,</text:p>
            </text:list-item>
            <text:list-item>
              <text:p text:style-name="P4">tiempo medio de resolución,</text:p>
            </text:list-item>
            <text:list-item>
              <text:p text:style-name="P4">técnicos más activos,</text:p>
            </text:list-item>
            <text:list-item>
              <text:p text:style-name="P4">facturación mensual.</text:p>
            </text:list-item>
          </text:list>
        </text:list-item>
        <text:list-item>
          <text:p text:style-name="P4">✅ Exportación de reportes en <text:span text:style-name="Strong_20_Emphasis">Excel/PDF</text:span>.</text:p>
        </text:list-item>
      </text:list>
      <text:p text:style-name="Text_20_body">📌 <text:span text:style-name="Strong_20_Emphasis">Beneficio inmediato</text:span>: visibilidad y control para gestión y dirección.</text:p>
      <text:p text:style-name="Horizontal_20_Line"/>
      <text:h text:style-name="Heading_20_2" text:outline-level="2"><text:span text:style-name="Strong_20_Emphasis">Fase 5 – Extensibilidad y ecosistema</text:span></text:h>
      <text:p text:style-name="Text_20_body">🎯 Objetivo: evolucionar hacia un sistema modular al estilo ERP/ITSM.</text:p>
      <text:list text:style-name="L5">
        <text:list-item>
          <text:p text:style-name="P5">✅ Módulo de <text:span text:style-name="Strong_20_Emphasis">clientes (portal web)</text:span>: seguimiento de tickets, facturas y citas.</text:p>
        </text:list-item>
        <text:list-item>
          <text:p text:style-name="P5">✅ Módulo de <text:span text:style-name="Strong_20_Emphasis">proveedores</text:span>: gestión de compras y stock.</text:p>
        </text:list-item>
        <text:list-item>
          <text:p text:style-name="P5">✅ Integración con <text:span text:style-name="Strong_20_Emphasis">correo electrónico</text:span> (crear tickets desde emails).</text:p>
        </text:list-item>
        <text:list-item>
          <text:p text:style-name="P5">✅ Integración con <text:span text:style-name="Strong_20_Emphasis">API REST</text:span> para conectarlo con apps móviles o sistemas externos.</text:p>
        </text:list-item>
      </text:list>
      <text:p text:style-name="Text_20_body">📌 <text:span text:style-name="Strong_20_Emphasis">Beneficio inmediato</text:span>: experiencia completa para clientes, técnicos y administración.</text:p>
      <text:p text:style-name="Horizontal_20_Line"/>
      <text:h text:style-name="Heading_20_1" text:outline-level="1">🚀 Resumen visual de prioridades</text:h>
      <text:p text:style-name="Text_20_body">1️⃣ <text:span text:style-name="Strong_20_Emphasis">Base sólida</text:span> (estructura, auditoría, facturación, inventario).<text:line-break/>2️⃣ <text:span text:style-name="Strong_20_Emphasis">Helpdesk mejorado</text:span> (tickets completos, adjuntos, categorías).<text:line-break/>3️⃣ <text:span text:style-name="Strong_20_Emphasis">Automatización y SLA</text:span> (reglas, workflows, escalado).<text:line-break/>4️⃣ <text:span text:style-name="Strong_20_Emphasis">Reporting y KPIs</text:span> (dashboard, analítica).<text:line-break/>5️⃣ <text:span text:style-name="Strong_20_Emphasis">Extensibilidad</text:span> (portal cliente, API, integraciones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13:46:47.587667800</meta:creation-date>
    <dc:date>2025-10-13T13:47:28.862298700</dc:date>
    <meta:editing-duration>PT41S</meta:editing-duration>
    <meta:editing-cycles>1</meta:editing-cycles>
    <meta:document-statistic meta:table-count="0" meta:image-count="0" meta:object-count="0" meta:page-count="2" meta:paragraph-count="41" meta:word-count="388" meta:character-count="2593" meta:non-whitespace-character-count="2264"/>
    <meta:generator>LibreOffice/25.8.1.1$Windows_X86_64 LibreOffice_project/54047653041915e595ad4e45cccea684809c77b5</meta:generator>
  </office:meta>
</office:document-meta>
</file>